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bb6a" officeooo:paragraph-rsid="001bbb6a"/>
    </style:style>
    <style:style style:name="P2" style:family="paragraph" style:parent-style-name="Standard">
      <style:paragraph-properties fo:text-align="center" style:justify-single-word="false"/>
      <style:text-properties officeooo:rsid="001bbb6a" officeooo:paragraph-rsid="001bbb6a"/>
    </style:style>
    <style:style style:name="P3" style:family="paragraph" style:parent-style-name="Standard">
      <style:paragraph-properties fo:text-align="start" style:justify-single-word="false"/>
      <style:text-properties officeooo:rsid="001bbb6a" officeooo:paragraph-rsid="001bbb6a"/>
    </style:style>
    <style:style style:name="P4" style:family="paragraph" style:parent-style-name="Standard">
      <style:paragraph-properties fo:text-align="start" style:justify-single-word="false"/>
      <style:text-properties officeooo:rsid="001bbb6a" officeooo:paragraph-rsid="001c10da"/>
    </style:style>
    <style:style style:name="P5" style:family="paragraph" style:parent-style-name="Standard">
      <style:paragraph-properties fo:text-align="start" style:justify-single-word="false"/>
      <style:text-properties officeooo:rsid="001c9803" officeooo:paragraph-rsid="001c9803"/>
    </style:style>
    <style:style style:name="P6" style:family="paragraph" style:parent-style-name="Standard">
      <style:paragraph-properties fo:text-align="start" style:justify-single-word="false"/>
      <style:text-properties officeooo:rsid="001c9803" officeooo:paragraph-rsid="001cfdf9"/>
    </style:style>
    <style:style style:name="P7" style:family="paragraph" style:parent-style-name="Standard">
      <style:paragraph-properties fo:text-align="start" style:justify-single-word="false"/>
      <style:text-properties officeooo:rsid="001c10da" officeooo:paragraph-rsid="001c10da"/>
    </style:style>
    <style:style style:name="P8" style:family="paragraph" style:parent-style-name="Standard">
      <style:paragraph-properties fo:text-align="start" style:justify-single-word="false"/>
      <style:text-properties officeooo:rsid="001d6e19" officeooo:paragraph-rsid="001d6e19"/>
    </style:style>
    <style:style style:name="T1" style:family="text">
      <style:text-properties officeooo:rsid="001c10da"/>
    </style:style>
    <style:style style:name="T2" style:family="text">
      <style:text-properties officeooo:rsid="001cfdf9"/>
    </style:style>
    <style:style style:name="T3" style:family="text">
      <style:text-properties officeooo:rsid="001e98a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Stanisław Wilczyński</text:p>
      <text:p text:style-name="P1"/>
      <text:p text:style-name="P2">Opis projektu</text:p>
      <text:p text:style-name="P2"/>
      <text:p text:style-name="P3">Jako mój projekt z programowania obiektowego, przedstawiam realizację gry „Piłkarzyki na papierze”. Napisałem go w Javie w środowisku Eclipse, przy użyciu biblioteki graficznej Swing.</text:p>
      <text:p text:style-name="P3"/>
      <text:p text:style-name="P3">Projekt zawiera definicje <text:span text:style-name="T3">ośmiu</text:span> klas: Main, Menu, Boisko, BoiskoEdit, Wyniki, Widok, Gra, Gracz.</text:p>
      <text:p text:style-name="P3"/>
      <text:p text:style-name="P3">1. Klasa Main służy do uruchomienia innych funkcji programu.</text:p>
      <text:p text:style-name="P3"/>
      <text:p text:style-name="P3">2. Klasa Gra zawiera definicje stałych gry(np. Długość, szerokość boiska), jako pola obiekty klas Boisko,Widok,Menu i zawiera metodę rozpocznijgre(), która tworzy i wyświetla obiekt klasy Menu.</text:p>
      <text:p text:style-name="P3"/>
      <text:p text:style-name="P3">3.Klasa Menu reprezentuje menu rozgrywki, otwierające się po uruchomieniu programu(metoda start() ), które zawiera 3 przyciski(„Nowa gra”, „Instrukcja”, „Wyjście”). Po naciśnięciu wyświetlone zostaje menu ustawień rozgrywki, w którym można wybrać stałe gry.</text:p>
      <text:p text:style-name="P3"/>
      <text:p text:style-name="P4">4. Klasa Boisko reprezentuje planszę do gry <text:span text:style-name="T1">i zawiera informacje w jakich polach odbył się jakiś ruch, w których kierunkach można się z danego pola poruszać, metody pozwalające sprawdzać czy dany ruch jest poprawny(możliwy) oraz obsługujące cofnięcie ruchu(jako danych programu,a <text:s/>nie na rysunku).</text:span></text:p>
      <text:p text:style-name="P4"/>
      <text:p text:style-name="P7">5.Klasa BoiskoEdit odpowiada za graficzną reprezentację planszy(JPanel). Posiada metody paintComponent() i doDrawing() obsługujące rysowanie na planszy oraz reaguje na naciśnięcia przez graczy kursorem na panelu do gry(implementuje MouseListenera). Posiada również metodę obsługującą cofnięcie ruchu( jako rysunku na ekranie) i możliwość przekazywania odpowiednich komunikatów(o wygranej,przegranej, źle wykonanym ruchu) do obiektu klasy Widok.</text:p>
      <text:p text:style-name="P4"/>
      <text:p text:style-name="P7">6. Klasa Widok(JFrame) odpowiada za wyświetlenia obiektu klasy BoiskoEdit oraz komunikatów przez niego wysyłanych. Zawiera 2 przyciski: „Wyniki” i „Cofnij”. Po naciśnięciu tego drugiego wywoływane są metody służące do cofnięcia ruchu(zarówno w klasie Boisko jak i BoiskoEdit).</text:p>
      <text:p text:style-name="P5">Pierwszy z nich służy natomiast do uruchomienia metody pokazWyniki()(z klasy Wyniki), wyświetlającej na ekranie obiekt klasy Wynik, który jest polem klasy Widok. Zawiera również metody obsługujące koniec rozgrywki.</text:p>
      <text:p text:style-name="P5"/>
      <text:p text:style-name="P5">7. Klasa Wyniki służy do zapisywania rezultatu rozgrywki na dysku(implementacja interfejsu Serializable). Przy zakończeniu rozgrywki automatycznie wywoływana jest metoda dodajWynik(), zapisująca ostatni rezultat, a na żądanie metoda PokazWyniki().</text:p>
      <text:p text:style-name="P5"/>
      <text:p text:style-name="P6">8.<text:span text:style-name="T2">Klasa Gracz reprezentuje Gracza. Nie ma ona żadnych metod, tylko dwa pola nazwa i kolor reprezentujące parametry gracza.</text:span></text:p>
      <text:p text:style-name="P6"/>
      <text:p text:style-name="P8">Wzorce projektowe – znany z wykładu MVC – klasy Boisko i BoiskoEdit – oddzielenie reprezentacji graficznej od danych na dysku.</text:p>
      <text:p text:style-name="P8"/>
      <text:p text:style-name="P8">Reusing – zarówno klasy Menu jak i Gracz z powodzeniem mogą być wykorzystane w innych Grach/Aplikacjach w których gracze/użytkownicy są definiowani przez nazwę bądź kolor. Podobnie klasa Wyniki może być wykorzystana w grach na dwóch graczy(bez remisów).</text:p>
      <text:p text:style-name="P6"><text:s/></text:p>
      <text:p text:style-name="P3"/>
      <text:p text:style-name="P3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5T21:42:12.776203457</meta:creation-date>
    <dc:date>2015-06-16T11:06:21.764625524</dc:date>
    <meta:editing-duration>PT1M55S</meta:editing-duration>
    <meta:editing-cycles>4</meta:editing-cycles>
    <meta:generator>LibreOffice/4.2.8.2$Linux_X86_64 LibreOffice_project/420m0$Build-2</meta:generator>
    <meta:document-statistic meta:table-count="0" meta:image-count="0" meta:object-count="0" meta:page-count="2" meta:paragraph-count="16" meta:word-count="366" meta:character-count="2802" meta:non-whitespace-character-count="2445"/>
  </office:meta>
</office:document-meta>
</file>